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350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350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350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350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350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350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350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350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350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350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350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350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350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350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350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350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350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rgio Salvador Valdiviezo Yibiri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6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068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esus Salvador Valdiviezo Riv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4887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9.02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5" meta:non-whitespace-character-count="1008"/>
    <meta:template xlink:type="simple" xlink:actuate="onRequest" xlink:title="Normal" xlink:href=""/>
  </office:meta>
</office:document-meta>
</file>